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6cm"/>
    </style:style>
    <style:style style:name="co2" style:family="table-column">
      <style:table-column-properties fo:break-before="auto" style:column-width="7.676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0" style:family="table-cell" style:parent-style-name="Default">
      <style:table-cell-properties fo:border-bottom="none" style:text-align-source="fix" style:repeat-content="false" fo:wrap-option="wrap" fo:border-left="none" fo:padding="0.085cm" fo:border-right="1.2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wrap-option="wrap" fo:border-left="none" fo:padding="0.085cm" fo:border-right="1.2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padding-bottom="0.085cm" fo:padding-left="0.185cm" fo:padding-right="0.085cm" fo:padding-top="0.085cm" fo:border-right="1.25pt solid #000000" fo:border-top="non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padding="0.085cm" fo:border-right="2.0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wrap-option="wrap" fo:border-left="none" fo:padding="0.085cm" fo:border-right="2.0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padding-bottom="0.085cm" fo:padding-left="0.185cm" fo:padding-right="0.085cm" fo:padding-top="0.085cm" fo:border-right="2.01pt solid #000000" fo:border-top="non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fo:background-color="#ff7b59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99pt solid #000000" fo:background-color="#ff7b59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7b59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121">
      <style:table-cell-properties fo:background-color="#ff7b59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ec9ba4" style:text-align-source="fix" style:repeat-content="false" fo:wrap-option="wrap" fo:border="none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99pt solid #000000" fo:background-color="#ffd7d7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d7d7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0121">
      <style:table-cell-properties fo:background-color="#ffd7d7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-bottom="0.99pt solid #000000" fo:background-color="#ffd7d7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ffd7d7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 style:data-style-name="N10121">
      <style:table-cell-properties fo:border-bottom="none" fo:background-color="#ffd7d7" style:text-align-source="fix" style:repeat-content="false" fo:wrap-option="wrap" fo:border-left="none" fo:padding-bottom="0.085cm" fo:padding-left="0.085cm" fo:padding-right="0.185cm" fo:padding-top="0.085cm" fo:border-right="0.51pt solid #000000" fo:border-top="none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none" fo:background-color="#ffb66c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99pt solid #000000" fo:background-color="#ffb66c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b66c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 style:data-style-name="N10121">
      <style:table-cell-properties fo:background-color="#ffb66c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0.99pt solid #000000" fo:background-color="#ffe994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e994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121">
      <style:table-cell-properties fo:background-color="#ffe994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99pt solid #000000" fo:background-color="#ffe994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e994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 style:data-style-name="N10121">
      <style:table-cell-properties fo:border-bottom="none" fo:background-color="#ffe994" style:text-align-source="fix" style:repeat-content="false" fo:wrap-option="wrap" fo:border-left="none" fo:padding-bottom="0.085cm" fo:padding-left="0.085cm" fo:padding-right="0.185cm" fo:padding-top="0.085cm" fo:border-right="0.51pt solid #000000" fo:border-top="none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none" fo:background-color="#bbe33d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99pt solid #000000" fo:background-color="#bbe33d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bbe33d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9" style:family="table-cell" style:parent-style-name="Default" style:data-style-name="N10121">
      <style:table-cell-properties fo:background-color="#bbe33d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ffd7d7" style:text-align-source="fix" style:repeat-content="false" fo:wrap-option="wrap" fo:border="none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99pt solid #000000" fo:background-color="#e8f2a1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e8f2a1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4" style:family="table-cell" style:parent-style-name="Default" style:data-style-name="N10121">
      <style:table-cell-properties fo:background-color="#e8f2a1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fff5ce" style:text-align-source="fix" style:repeat-content="false" fo:wrap-option="wrap" fo:border="none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99pt solid #000000" fo:background-color="#e8f2a1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e8f2a1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0" style:family="table-cell" style:parent-style-name="Default" style:data-style-name="N10121">
      <style:table-cell-properties fo:border-bottom="none" fo:background-color="#e8f2a1" style:text-align-source="fix" style:repeat-content="false" fo:wrap-option="wrap" fo:border-left="none" fo:padding-bottom="0.085cm" fo:padding-left="0.085cm" fo:padding-right="0.185cm" fo:padding-top="0.085cm" fo:border-right="0.51pt solid #000000" fo:border-top="none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none" fo:background-color="#ffd428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ackground-color="#ffd428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d428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121">
      <style:table-cell-properties fo:background-color="#ffd428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order-bottom="0.99pt solid #000000" fo:background-color="#ffffa6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ffa6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7" style:family="table-cell" style:parent-style-name="Default" style:data-style-name="N10121">
      <style:table-cell-properties fo:background-color="#ffffa6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order-bottom="0.99pt solid #000000" fo:background-color="#ffffa6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ffffa6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0" style:family="table-cell" style:parent-style-name="Default" style:data-style-name="N10121">
      <style:table-cell-properties fo:border-bottom="none" fo:background-color="#ffffa6" style:text-align-source="fix" style:repeat-content="false" fo:wrap-option="wrap" fo:border-left="none" fo:padding-bottom="0.085cm" fo:padding-left="0.085cm" fo:padding-right="0.185cm" fo:padding-top="0.085cm" fo:border-right="0.51pt solid #000000" fo:border-top="none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wrap-option="wrap" fo:padding="0.085cm" style:vertical-align="middle"/>
    </style:style>
    <style:style style:name="ce78" style:family="table-cell" style:parent-style-name="Default">
      <style:table-cell-properties fo:padding="0.085cm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3"/>
        <table:table-column table:style-name="co3" table:default-cell-style-name="ce46"/>
        <table:table-column table:style-name="co3" table:number-columns-repeated="2" table:default-cell-style-name="ce49"/>
        <table:table-column table:style-name="co3" table:default-cell-style-name="ce54"/>
        <table:table-column table:style-name="co3" table:number-columns-repeated="2" table:default-cell-style-name="ce49"/>
        <table:table-column table:style-name="co3" table:default-cell-style-name="ce61"/>
        <table:table-column table:style-name="co3" table:default-cell-style-name="ce64"/>
        <table:table-column table:style-name="co3" table:default-cell-style-name="ce67"/>
        <table:table-column table:style-name="co3" table:default-cell-style-name="ce70"/>
        <table:table-column table:style-name="co3" table:number-columns-repeated="2" table:default-cell-style-name="ce67"/>
        <table:table-column table:style-name="co4" table:number-columns-repeated="1007" table:default-cell-style-name="ce77"/>
        <table:table-column table:style-name="co4" table:number-columns-repeated="3" table:default-cell-style-name="ce78"/>
        <table:table-row table:style-name="ro1">
          <table:table-cell calcext:value-type="string" office:value-type="string">
            <text:p>Land ownership</text:p>
          </table:table-cell>
          <table:table-cell calcext:value-type="string" office:value-type="string">
            <text:p>Household ownership</text:p>
          </table:table-cell>
          <table:table-cell calcext:value-type="string" office:value-type="string" table:number-columns-spanned="3" table:number-rows-spanned="1">
            <text:p>Amount of lands</text:p>
          </table:table-cell>
          <table:covered-table-cell table:number-columns-repeated="2"/>
          <table:table-cell calcext:value-type="string" office:value-type="string" table:number-columns-spanned="3" table:number-rows-spanned="1">
            <text:p>Area of lands</text:p>
          </table:table-cell>
          <table:covered-table-cell table:number-columns-repeated="2"/>
          <table:table-cell calcext:value-type="string" office:value-type="string" table:number-columns-spanned="3" table:number-rows-spanned="1">
            <text:p>Houses/households</text:p>
          </table:table-cell>
          <table:covered-table-cell table:number-columns-repeated="2"/>
          <table:table-cell calcext:value-type="string" office:value-type="string" table:number-columns-spanned="3" table:number-rows-spanned="1">
            <text:p>Population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calcext:value-type="string" office:value-type="string" table:style-name="ce41">
            <text:p><text:s/></text:p>
          </table:table-cell>
          <table:table-cell calcext:value-type="string" office:value-type="string" table:style-name="ce44">
            <text:p><text:s/></text:p>
          </table:table-cell>
          <table:table-cell calcext:value-type="string" office:value-type="string" table:style-name="ce47">
            <text:p>number</text:p>
          </table:table-cell>
          <table:table-cell calcext:value-type="string" office:value-type="string" table:style-name="ce50">
            <text:p>%</text:p>
            <text:p>of sum</text:p>
          </table:table-cell>
          <table:table-cell calcext:value-type="string" office:value-type="string" table:style-name="ce52">
            <text:p>%</text:p>
            <text:p>of total</text:p>
          </table:table-cell>
          <table:table-cell calcext:value-type="string" office:value-type="string" table:style-name="ce55">
            <text:p>m<text:span text:style-name="T1">2</text:span></text:p>
          </table:table-cell>
          <table:table-cell calcext:value-type="string" office:value-type="string" table:style-name="ce57">
            <text:p>%</text:p>
            <text:p>of sum</text:p>
          </table:table-cell>
          <table:table-cell calcext:value-type="string" office:value-type="string" table:style-name="ce59">
            <text:p>%</text:p>
            <text:p>of total</text:p>
          </table:table-cell>
          <table:table-cell calcext:value-type="string" office:value-type="string" table:style-name="ce62">
            <text:p>number</text:p>
          </table:table-cell>
          <table:table-cell calcext:value-type="string" office:value-type="string" table:style-name="ce65">
            <text:p>%</text:p>
            <text:p>of sum</text:p>
          </table:table-cell>
          <table:table-cell calcext:value-type="string" office:value-type="string" table:style-name="ce68">
            <text:p>%</text:p>
            <text:p>of total</text:p>
          </table:table-cell>
          <table:table-cell calcext:value-type="string" office:value-type="string" table:style-name="ce71">
            <text:p>persons</text:p>
          </table:table-cell>
          <table:table-cell calcext:value-type="string" office:value-type="string" table:style-name="ce73">
            <text:p>%</text:p>
            <text:p>of sum</text:p>
          </table:table-cell>
          <table:table-cell calcext:value-type="string" office:value-type="string" table:style-name="ce75">
            <text:p>%</text:p>
            <text:p>of total</text:p>
          </table:table-cell>
          <table:table-cell table:number-columns-repeated="1010"/>
        </table:table-row>
        <table:table-row table:style-name="ro2">
          <table:table-cell calcext:value-type="string" office:value-type="string" table:number-columns-repeated="2">
            <text:p><text:s/></text:p>
          </table:table-cell>
          <table:table-cell calcext:value-type="string" office:value-type="string" table:style-name="ce48">
            <text:p><text:s/></text:p>
          </table:table-cell>
          <table:table-cell calcext:value-type="string" office:value-type="string" table:style-name="ce51">
            <text:p><text:s/></text:p>
          </table:table-cell>
          <table:table-cell calcext:value-type="string" office:value-type="string" table:style-name="ce53">
            <text:p><text:s/></text:p>
          </table:table-cell>
          <table:table-cell calcext:value-type="string" office:value-type="string" table:style-name="ce56">
            <text:p><text:s/></text:p>
          </table:table-cell>
          <table:table-cell calcext:value-type="string" office:value-type="string" table:style-name="ce58">
            <text:p><text:s/></text:p>
          </table:table-cell>
          <table:table-cell calcext:value-type="string" office:value-type="string" table:style-name="ce60">
            <text:p><text:s/></text:p>
          </table:table-cell>
          <table:table-cell calcext:value-type="string" office:value-type="string" table:style-name="ce63">
            <text:p><text:s/></text:p>
          </table:table-cell>
          <table:table-cell calcext:value-type="string" office:value-type="string" table:style-name="ce66">
            <text:p><text:s/></text:p>
          </table:table-cell>
          <table:table-cell calcext:value-type="string" office:value-type="string" table:style-name="ce69">
            <text:p><text:s/></text:p>
          </table:table-cell>
          <table:table-cell calcext:value-type="string" office:value-type="string" table:style-name="ce72">
            <text:p><text:s/></text:p>
          </table:table-cell>
          <table:table-cell calcext:value-type="string" office:value-type="string" table:style-name="ce74">
            <text:p><text:s/></text:p>
          </table:table-cell>
          <table:table-cell calcext:value-type="string" office:value-type="string" table:style-name="ce76">
            <text:p><text:s/></text:p>
          </table:table-cell>
          <table:table-cell table:number-columns-repeated="1010" table:style-name="Default"/>
        </table:table-row>
        <table:table-row table:style-name="ro2">
          <table:table-cell calcext:value-type="string" office:value-type="string" table:style-name="ce3">
            <text:p>Total summed result</text:p>
          </table:table-cell>
          <table:table-cell calcext:value-type="string" office:value-type="string" table:style-name="ce6">
            <text:p/>
          </table:table-cell>
          <table:table-cell calcext:value-type="string" office:value-type="string" table:style-name="ce11">
            <text:p>106</text:p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>225525</text:p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>15203</text:p>
          </table:table-cell>
          <table:table-cell calcext:value-type="string" office:value-type="string" table:style-name="ce84">
            <text:p/>
          </table:table-cell>
          <table:table-cell calcext:value-type="string" office:value-type="string" table:style-name="ce90">
            <text:p/>
          </table:table-cell>
          <table:table-cell calcext:value-type="string" office:value-type="string" table:style-name="ce94">
            <text:p>36019</text:p>
          </table:table-cell>
          <table:table-cell calcext:value-type="string" office:value-type="string" table:style-name="ce97">
            <text:p/>
          </table:table-cell>
          <table:table-cell calcext:value-type="string" office:value-type="string" table:style-name="ce100">
            <text:p/>
          </table:table-cell>
          <table:table-cell/>
        </table:table-row>
        <table:table-row table:style-name="ro2">
          <table:table-cell calcext:value-type="string" office:value-type="string" table:style-name="ce3">
            <text:p>Government</text:p>
          </table:table-cell>
          <table:table-cell calcext:value-type="string" office:value-type="string" table:style-name="ce6">
            <text:p/>
          </table:table-cell>
          <table:table-cell calcext:value-type="string" office:value-type="string" table:style-name="ce11">
            <text:p>68</text:p>
          </table:table-cell>
          <table:table-cell calcext:value-type="string" office:value-type="string" table:style-name="ce16">
            <text:p>100</text:p>
          </table:table-cell>
          <table:table-cell calcext:value-type="string" office:value-type="string" table:style-name="ce20">
            <text:p>64.1</text:p>
          </table:table-cell>
          <table:table-cell calcext:value-type="string" office:value-type="string" table:style-name="ce26">
            <text:p>145173</text:p>
          </table:table-cell>
          <table:table-cell calcext:value-type="string" office:value-type="string" table:style-name="ce30">
            <text:p>100</text:p>
          </table:table-cell>
          <table:table-cell calcext:value-type="string" office:value-type="string" table:style-name="ce34">
            <text:p>64.3</text:p>
          </table:table-cell>
          <table:table-cell calcext:value-type="string" office:value-type="string" table:style-name="ce79">
            <text:p>2313</text:p>
          </table:table-cell>
          <table:table-cell calcext:value-type="string" office:value-type="string" table:style-name="ce84">
            <text:p>100</text:p>
          </table:table-cell>
          <table:table-cell calcext:value-type="string" office:value-type="string" table:style-name="ce90">
            <text:p>15.2</text:p>
          </table:table-cell>
          <table:table-cell calcext:value-type="string" office:value-type="string" table:style-name="ce94">
            <text:p>6827</text:p>
          </table:table-cell>
          <table:table-cell calcext:value-type="string" office:value-type="string" table:style-name="ce97">
            <text:p>100</text:p>
          </table:table-cell>
          <table:table-cell calcext:value-type="string" office:value-type="string" table:style-name="ce100">
            <text:p>18.9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Patta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/>
          </table:table-cell>
          <table:table-cell calcext:value-type="string" office:value-type="string" table:style-name="ce84">
            <text:p>0.04</text:p>
          </table:table-cell>
          <table:table-cell calcext:value-type="string" office:value-type="string" table:style-name="ce90">
            <text:p>0.00</text:p>
          </table:table-cell>
          <table:table-cell calcext:value-type="string" office:value-type="string" table:style-name="ce94">
            <text:p/>
          </table:table-cell>
          <table:table-cell calcext:value-type="string" office:value-type="string" table:style-name="ce97">
            <text:p>0.01</text:p>
          </table:table-cell>
          <table:table-cell calcext:value-type="string" office:value-type="string" table:style-name="ce100">
            <text:p>0.00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Other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>3</text:p>
          </table:table-cell>
          <table:table-cell calcext:value-type="string" office:value-type="string" table:style-name="ce84">
            <text:p>0.12</text:p>
          </table:table-cell>
          <table:table-cell calcext:value-type="string" office:value-type="string" table:style-name="ce90">
            <text:p>0.01</text:p>
          </table:table-cell>
          <table:table-cell calcext:value-type="string" office:value-type="string" table:style-name="ce94">
            <text:p>12</text:p>
          </table:table-cell>
          <table:table-cell calcext:value-type="string" office:value-type="string" table:style-name="ce97">
            <text:p>0.17</text:p>
          </table:table-cell>
          <table:table-cell calcext:value-type="string" office:value-type="string" table:style-name="ce100">
            <text:p>0.03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Possession Certificate/Occupancy Right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>5</text:p>
          </table:table-cell>
          <table:table-cell calcext:value-type="string" office:value-type="string" table:style-name="ce84">
            <text:p>0.21</text:p>
          </table:table-cell>
          <table:table-cell calcext:value-type="string" office:value-type="string" table:style-name="ce90">
            <text:p>0.03</text:p>
          </table:table-cell>
          <table:table-cell calcext:value-type="string" office:value-type="string" table:style-name="ce94">
            <text:p>19</text:p>
          </table:table-cell>
          <table:table-cell calcext:value-type="string" office:value-type="string" table:style-name="ce97">
            <text:p>0.27</text:p>
          </table:table-cell>
          <table:table-cell calcext:value-type="string" office:value-type="string" table:style-name="ce100">
            <text:p>0.05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Private Land Encroched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/>
          </table:table-cell>
          <table:table-cell calcext:value-type="string" office:value-type="string" table:style-name="ce84">
            <text:p>0.04</text:p>
          </table:table-cell>
          <table:table-cell calcext:value-type="string" office:value-type="string" table:style-name="ce90">
            <text:p>0.00</text:p>
          </table:table-cell>
          <table:table-cell calcext:value-type="string" office:value-type="string" table:style-name="ce94">
            <text:p/>
          </table:table-cell>
          <table:table-cell calcext:value-type="string" office:value-type="string" table:style-name="ce97">
            <text:p>0.01</text:p>
          </table:table-cell>
          <table:table-cell calcext:value-type="string" office:value-type="string" table:style-name="ce100">
            <text:p>0.00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Public Land Encroched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>1774</text:p>
          </table:table-cell>
          <table:table-cell calcext:value-type="string" office:value-type="string" table:style-name="ce84">
            <text:p>76.6</text:p>
          </table:table-cell>
          <table:table-cell calcext:value-type="string" office:value-type="string" table:style-name="ce90">
            <text:p>11.6</text:p>
          </table:table-cell>
          <table:table-cell calcext:value-type="string" office:value-type="string" table:style-name="ce94">
            <text:p>6527</text:p>
          </table:table-cell>
          <table:table-cell calcext:value-type="string" office:value-type="string" table:style-name="ce97">
            <text:p>95.6</text:p>
          </table:table-cell>
          <table:table-cell calcext:value-type="string" office:value-type="string" table:style-name="ce100">
            <text:p>18.1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Rented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>19</text:p>
          </table:table-cell>
          <table:table-cell calcext:value-type="string" office:value-type="string" table:style-name="ce84">
            <text:p>0.82</text:p>
          </table:table-cell>
          <table:table-cell calcext:value-type="string" office:value-type="string" table:style-name="ce90">
            <text:p>0.12</text:p>
          </table:table-cell>
          <table:table-cell calcext:value-type="string" office:value-type="string" table:style-name="ce94">
            <text:p>65</text:p>
          </table:table-cell>
          <table:table-cell calcext:value-type="string" office:value-type="string" table:style-name="ce97">
            <text:p>0.95</text:p>
          </table:table-cell>
          <table:table-cell calcext:value-type="string" office:value-type="string" table:style-name="ce100">
            <text:p>0.18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No tenure data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>455</text:p>
          </table:table-cell>
          <table:table-cell calcext:value-type="string" office:value-type="string" table:style-name="ce84">
            <text:p>19.6</text:p>
          </table:table-cell>
          <table:table-cell calcext:value-type="string" office:value-type="string" table:style-name="ce90">
            <text:p>2.99</text:p>
          </table:table-cell>
          <table:table-cell calcext:value-type="string" office:value-type="string" table:style-name="ce94">
            <text:p>0</text:p>
          </table:table-cell>
          <table:table-cell calcext:value-type="string" office:value-type="string" table:style-name="ce97">
            <text:p>0</text:p>
          </table:table-cell>
          <table:table-cell calcext:value-type="string" office:value-type="string" table:style-name="ce100">
            <text:p>0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No tenure data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>57</text:p>
          </table:table-cell>
          <table:table-cell calcext:value-type="string" office:value-type="string" table:style-name="ce84">
            <text:p>2.46</text:p>
          </table:table-cell>
          <table:table-cell calcext:value-type="string" office:value-type="string" table:style-name="ce90">
            <text:p>0.37</text:p>
          </table:table-cell>
          <table:table-cell calcext:value-type="string" office:value-type="string" table:style-name="ce94">
            <text:p>204</text:p>
          </table:table-cell>
          <table:table-cell calcext:value-type="string" office:value-type="string" table:style-name="ce97">
            <text:p/>
          </table:table-cell>
          <table:table-cell calcext:value-type="string" office:value-type="string" table:style-name="ce100">
            <text:p/>
          </table:table-cell>
          <table:table-cell/>
        </table:table-row>
        <table:table-row table:style-name="ro2">
          <table:table-cell calcext:value-type="string" office:value-type="string" table:style-name="ce3">
            <text:p>Private</text:p>
          </table:table-cell>
          <table:table-cell calcext:value-type="string" office:value-type="string" table:style-name="ce6">
            <text:p/>
          </table:table-cell>
          <table:table-cell calcext:value-type="string" office:value-type="string" table:style-name="ce11">
            <text:p>22</text:p>
          </table:table-cell>
          <table:table-cell calcext:value-type="string" office:value-type="string" table:style-name="ce16">
            <text:p>100</text:p>
          </table:table-cell>
          <table:table-cell calcext:value-type="string" office:value-type="string" table:style-name="ce20">
            <text:p>20.7</text:p>
          </table:table-cell>
          <table:table-cell calcext:value-type="string" office:value-type="string" table:style-name="ce26">
            <text:p>2119</text:p>
          </table:table-cell>
          <table:table-cell calcext:value-type="string" office:value-type="string" table:style-name="ce30">
            <text:p>100</text:p>
          </table:table-cell>
          <table:table-cell calcext:value-type="string" office:value-type="string" table:style-name="ce34">
            <text:p>0.93</text:p>
          </table:table-cell>
          <table:table-cell calcext:value-type="string" office:value-type="string" table:style-name="ce79">
            <text:p>13</text:p>
          </table:table-cell>
          <table:table-cell calcext:value-type="string" office:value-type="string" table:style-name="ce84">
            <text:p>100</text:p>
          </table:table-cell>
          <table:table-cell calcext:value-type="string" office:value-type="string" table:style-name="ce90">
            <text:p>0.08</text:p>
          </table:table-cell>
          <table:table-cell calcext:value-type="string" office:value-type="string" table:style-name="ce94">
            <text:p>43</text:p>
          </table:table-cell>
          <table:table-cell calcext:value-type="string" office:value-type="string" table:style-name="ce97">
            <text:p>100</text:p>
          </table:table-cell>
          <table:table-cell calcext:value-type="string" office:value-type="string" table:style-name="ce100">
            <text:p>0.11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Patta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/>
          </table:table-cell>
          <table:table-cell calcext:value-type="string" office:value-type="string" table:style-name="ce84">
            <text:p>7.69</text:p>
          </table:table-cell>
          <table:table-cell calcext:value-type="string" office:value-type="string" table:style-name="ce90">
            <text:p>0.00</text:p>
          </table:table-cell>
          <table:table-cell calcext:value-type="string" office:value-type="string" table:style-name="ce94">
            <text:p/>
          </table:table-cell>
          <table:table-cell calcext:value-type="string" office:value-type="string" table:style-name="ce97">
            <text:p>2.32</text:p>
          </table:table-cell>
          <table:table-cell calcext:value-type="string" office:value-type="string" table:style-name="ce100">
            <text:p>0.00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Other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/>
          </table:table-cell>
          <table:table-cell calcext:value-type="string" office:value-type="string" table:style-name="ce84">
            <text:p>7.69</text:p>
          </table:table-cell>
          <table:table-cell calcext:value-type="string" office:value-type="string" table:style-name="ce90">
            <text:p>0.00</text:p>
          </table:table-cell>
          <table:table-cell calcext:value-type="string" office:value-type="string" table:style-name="ce94">
            <text:p/>
          </table:table-cell>
          <table:table-cell calcext:value-type="string" office:value-type="string" table:style-name="ce97">
            <text:p>2.32</text:p>
          </table:table-cell>
          <table:table-cell calcext:value-type="string" office:value-type="string" table:style-name="ce100">
            <text:p>0.00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Possession Certificate/Occupancy Right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>1</text:p>
          </table:table-cell>
          <table:table-cell calcext:value-type="string" office:value-type="string" table:style-name="ce84">
            <text:p>7.69</text:p>
          </table:table-cell>
          <table:table-cell calcext:value-type="string" office:value-type="string" table:style-name="ce90">
            <text:p>0.00</text:p>
          </table:table-cell>
          <table:table-cell calcext:value-type="string" office:value-type="string" table:style-name="ce94">
            <text:p>3</text:p>
          </table:table-cell>
          <table:table-cell calcext:value-type="string" office:value-type="string" table:style-name="ce97">
            <text:p>6.97</text:p>
          </table:table-cell>
          <table:table-cell calcext:value-type="string" office:value-type="string" table:style-name="ce100">
            <text:p>0.00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Private Land Encroched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/>
          </table:table-cell>
          <table:table-cell calcext:value-type="string" office:value-type="string" table:style-name="ce84">
            <text:p>7.69</text:p>
          </table:table-cell>
          <table:table-cell calcext:value-type="string" office:value-type="string" table:style-name="ce90">
            <text:p>0.00</text:p>
          </table:table-cell>
          <table:table-cell calcext:value-type="string" office:value-type="string" table:style-name="ce94">
            <text:p/>
          </table:table-cell>
          <table:table-cell calcext:value-type="string" office:value-type="string" table:style-name="ce97">
            <text:p>2.32</text:p>
          </table:table-cell>
          <table:table-cell calcext:value-type="string" office:value-type="string" table:style-name="ce100">
            <text:p>0.00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Public Land Encroched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>4</text:p>
          </table:table-cell>
          <table:table-cell calcext:value-type="string" office:value-type="string" table:style-name="ce84">
            <text:p>30.7</text:p>
          </table:table-cell>
          <table:table-cell calcext:value-type="string" office:value-type="string" table:style-name="ce90">
            <text:p>0.02</text:p>
          </table:table-cell>
          <table:table-cell calcext:value-type="string" office:value-type="string" table:style-name="ce94">
            <text:p>16</text:p>
          </table:table-cell>
          <table:table-cell calcext:value-type="string" office:value-type="string" table:style-name="ce97">
            <text:p>37.2</text:p>
          </table:table-cell>
          <table:table-cell calcext:value-type="string" office:value-type="string" table:style-name="ce100">
            <text:p>0.04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Rented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/>
          </table:table-cell>
          <table:table-cell calcext:value-type="string" office:value-type="string" table:style-name="ce84">
            <text:p>7.69</text:p>
          </table:table-cell>
          <table:table-cell calcext:value-type="string" office:value-type="string" table:style-name="ce90">
            <text:p>0.00</text:p>
          </table:table-cell>
          <table:table-cell calcext:value-type="string" office:value-type="string" table:style-name="ce94">
            <text:p/>
          </table:table-cell>
          <table:table-cell calcext:value-type="string" office:value-type="string" table:style-name="ce97">
            <text:p>2.32</text:p>
          </table:table-cell>
          <table:table-cell calcext:value-type="string" office:value-type="string" table:style-name="ce100">
            <text:p>0.00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No tenure data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/>
          </table:table-cell>
          <table:table-cell calcext:value-type="string" office:value-type="string" table:style-name="ce84">
            <text:p>7.69</text:p>
          </table:table-cell>
          <table:table-cell calcext:value-type="string" office:value-type="string" table:style-name="ce90">
            <text:p>0.00</text:p>
          </table:table-cell>
          <table:table-cell calcext:value-type="string" office:value-type="string" table:style-name="ce94">
            <text:p/>
          </table:table-cell>
          <table:table-cell calcext:value-type="string" office:value-type="string" table:style-name="ce97">
            <text:p>2.32</text:p>
          </table:table-cell>
          <table:table-cell calcext:value-type="string" office:value-type="string" table:style-name="ce100">
            <text:p>0.00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No tenure data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>8</text:p>
          </table:table-cell>
          <table:table-cell calcext:value-type="string" office:value-type="string" table:style-name="ce84">
            <text:p>61.5</text:p>
          </table:table-cell>
          <table:table-cell calcext:value-type="string" office:value-type="string" table:style-name="ce90">
            <text:p>0.05</text:p>
          </table:table-cell>
          <table:table-cell calcext:value-type="string" office:value-type="string" table:style-name="ce94">
            <text:p>24</text:p>
          </table:table-cell>
          <table:table-cell calcext:value-type="string" office:value-type="string" table:style-name="ce97">
            <text:p/>
          </table:table-cell>
          <table:table-cell calcext:value-type="string" office:value-type="string" table:style-name="ce100">
            <text:p/>
          </table:table-cell>
          <table:table-cell/>
        </table:table-row>
        <table:table-row table:style-name="ro2">
          <table:table-cell calcext:value-type="string" office:value-type="string" table:style-name="ce3">
            <text:p>No ownership data</text:p>
          </table:table-cell>
          <table:table-cell calcext:value-type="string" office:value-type="string" table:style-name="ce6">
            <text:p/>
          </table:table-cell>
          <table:table-cell calcext:value-type="string" office:value-type="string" table:style-name="ce11">
            <text:p>16</text:p>
          </table:table-cell>
          <table:table-cell calcext:value-type="string" office:value-type="string" table:style-name="ce16">
            <text:p>100</text:p>
          </table:table-cell>
          <table:table-cell calcext:value-type="string" office:value-type="string" table:style-name="ce20">
            <text:p>15.0</text:p>
          </table:table-cell>
          <table:table-cell calcext:value-type="string" office:value-type="string" table:style-name="ce26">
            <text:p>78231</text:p>
          </table:table-cell>
          <table:table-cell calcext:value-type="string" office:value-type="string" table:style-name="ce30">
            <text:p>100</text:p>
          </table:table-cell>
          <table:table-cell calcext:value-type="string" office:value-type="string" table:style-name="ce34">
            <text:p>34.6</text:p>
          </table:table-cell>
          <table:table-cell calcext:value-type="string" office:value-type="string" table:style-name="ce79">
            <text:p>923</text:p>
          </table:table-cell>
          <table:table-cell calcext:value-type="string" office:value-type="string" table:style-name="ce84">
            <text:p>100</text:p>
          </table:table-cell>
          <table:table-cell calcext:value-type="string" office:value-type="string" table:style-name="ce90">
            <text:p>6.07</text:p>
          </table:table-cell>
          <table:table-cell calcext:value-type="string" office:value-type="string" table:style-name="ce94">
            <text:p>2606</text:p>
          </table:table-cell>
          <table:table-cell calcext:value-type="string" office:value-type="string" table:style-name="ce97">
            <text:p>100</text:p>
          </table:table-cell>
          <table:table-cell calcext:value-type="string" office:value-type="string" table:style-name="ce100">
            <text:p>7.23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Patta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>31</text:p>
          </table:table-cell>
          <table:table-cell calcext:value-type="string" office:value-type="string" table:style-name="ce84">
            <text:p>3.35</text:p>
          </table:table-cell>
          <table:table-cell calcext:value-type="string" office:value-type="string" table:style-name="ce90">
            <text:p>0.20</text:p>
          </table:table-cell>
          <table:table-cell calcext:value-type="string" office:value-type="string" table:style-name="ce94">
            <text:p>142</text:p>
          </table:table-cell>
          <table:table-cell calcext:value-type="string" office:value-type="string" table:style-name="ce97">
            <text:p>5.44</text:p>
          </table:table-cell>
          <table:table-cell calcext:value-type="string" office:value-type="string" table:style-name="ce100">
            <text:p>0.39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Other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>2</text:p>
          </table:table-cell>
          <table:table-cell calcext:value-type="string" office:value-type="string" table:style-name="ce84">
            <text:p>0.21</text:p>
          </table:table-cell>
          <table:table-cell calcext:value-type="string" office:value-type="string" table:style-name="ce90">
            <text:p>0.01</text:p>
          </table:table-cell>
          <table:table-cell calcext:value-type="string" office:value-type="string" table:style-name="ce94">
            <text:p>6</text:p>
          </table:table-cell>
          <table:table-cell calcext:value-type="string" office:value-type="string" table:style-name="ce97">
            <text:p>0.23</text:p>
          </table:table-cell>
          <table:table-cell calcext:value-type="string" office:value-type="string" table:style-name="ce100">
            <text:p>0.01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Possession Certificate/Occupancy Right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>7</text:p>
          </table:table-cell>
          <table:table-cell calcext:value-type="string" office:value-type="string" table:style-name="ce84">
            <text:p>0.75</text:p>
          </table:table-cell>
          <table:table-cell calcext:value-type="string" office:value-type="string" table:style-name="ce90">
            <text:p>0.04</text:p>
          </table:table-cell>
          <table:table-cell calcext:value-type="string" office:value-type="string" table:style-name="ce94">
            <text:p>26</text:p>
          </table:table-cell>
          <table:table-cell calcext:value-type="string" office:value-type="string" table:style-name="ce97">
            <text:p>0.99</text:p>
          </table:table-cell>
          <table:table-cell calcext:value-type="string" office:value-type="string" table:style-name="ce100">
            <text:p>0.07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Private Land Encroched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/>
          </table:table-cell>
          <table:table-cell calcext:value-type="string" office:value-type="string" table:style-name="ce84">
            <text:p>0.10</text:p>
          </table:table-cell>
          <table:table-cell calcext:value-type="string" office:value-type="string" table:style-name="ce90">
            <text:p>0.00</text:p>
          </table:table-cell>
          <table:table-cell calcext:value-type="string" office:value-type="string" table:style-name="ce94">
            <text:p/>
          </table:table-cell>
          <table:table-cell calcext:value-type="string" office:value-type="string" table:style-name="ce97">
            <text:p>0.03</text:p>
          </table:table-cell>
          <table:table-cell calcext:value-type="string" office:value-type="string" table:style-name="ce100">
            <text:p>0.00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Public Land Encroched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>529</text:p>
          </table:table-cell>
          <table:table-cell calcext:value-type="string" office:value-type="string" table:style-name="ce84">
            <text:p>57.3</text:p>
          </table:table-cell>
          <table:table-cell calcext:value-type="string" office:value-type="string" table:style-name="ce90">
            <text:p>3.47</text:p>
          </table:table-cell>
          <table:table-cell calcext:value-type="string" office:value-type="string" table:style-name="ce94">
            <text:p>2040</text:p>
          </table:table-cell>
          <table:table-cell calcext:value-type="string" office:value-type="string" table:style-name="ce97">
            <text:p>78.2</text:p>
          </table:table-cell>
          <table:table-cell calcext:value-type="string" office:value-type="string" table:style-name="ce100">
            <text:p>5.66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Rented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>61</text:p>
          </table:table-cell>
          <table:table-cell calcext:value-type="string" office:value-type="string" table:style-name="ce84">
            <text:p>6.60</text:p>
          </table:table-cell>
          <table:table-cell calcext:value-type="string" office:value-type="string" table:style-name="ce90">
            <text:p>0.40</text:p>
          </table:table-cell>
          <table:table-cell calcext:value-type="string" office:value-type="string" table:style-name="ce94">
            <text:p>211</text:p>
          </table:table-cell>
          <table:table-cell calcext:value-type="string" office:value-type="string" table:style-name="ce97">
            <text:p>8.09</text:p>
          </table:table-cell>
          <table:table-cell calcext:value-type="string" office:value-type="string" table:style-name="ce100">
            <text:p>0.58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No tenure data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>241</text:p>
          </table:table-cell>
          <table:table-cell calcext:value-type="string" office:value-type="string" table:style-name="ce84">
            <text:p>26.1</text:p>
          </table:table-cell>
          <table:table-cell calcext:value-type="string" office:value-type="string" table:style-name="ce90">
            <text:p>1.58</text:p>
          </table:table-cell>
          <table:table-cell calcext:value-type="string" office:value-type="string" table:style-name="ce94">
            <text:p>0</text:p>
          </table:table-cell>
          <table:table-cell calcext:value-type="string" office:value-type="string" table:style-name="ce97">
            <text:p>0</text:p>
          </table:table-cell>
          <table:table-cell calcext:value-type="string" office:value-type="string" table:style-name="ce100">
            <text:p>0</text:p>
          </table:table-cell>
          <table:table-cell/>
        </table:table-row>
        <table:table-row table:style-name="ro2">
          <table:table-cell calcext:value-type="string" office:value-type="string" table:style-name="ce3">
            <text:p/>
          </table:table-cell>
          <table:table-cell calcext:value-type="string" office:value-type="string" table:style-name="ce6">
            <text:p>No tenure data</text:p>
          </table:table-cell>
          <table:table-cell calcext:value-type="string" office:value-type="string" table:style-name="ce11">
            <text:p/>
          </table:table-cell>
          <table:table-cell calcext:value-type="string" office:value-type="string" table:style-name="ce16">
            <text:p/>
          </table:table-cell>
          <table:table-cell calcext:value-type="string" office:value-type="string" table:style-name="ce20">
            <text:p/>
          </table:table-cell>
          <table:table-cell calcext:value-type="string" office:value-type="string" table:style-name="ce26">
            <text:p/>
          </table:table-cell>
          <table:table-cell calcext:value-type="string" office:value-type="string" table:style-name="ce30">
            <text:p/>
          </table:table-cell>
          <table:table-cell calcext:value-type="string" office:value-type="string" table:style-name="ce34">
            <text:p/>
          </table:table-cell>
          <table:table-cell calcext:value-type="string" office:value-type="string" table:style-name="ce79">
            <text:p>52</text:p>
          </table:table-cell>
          <table:table-cell calcext:value-type="string" office:value-type="string" table:style-name="ce84">
            <text:p>5.63</text:p>
          </table:table-cell>
          <table:table-cell calcext:value-type="string" office:value-type="string" table:style-name="ce90">
            <text:p>0.34</text:p>
          </table:table-cell>
          <table:table-cell calcext:value-type="string" office:value-type="string" table:style-name="ce94">
            <text:p>181</text:p>
          </table:table-cell>
          <table:table-cell calcext:value-type="string" office:value-type="string" table:style-name="ce97">
            <text:p/>
          </table:table-cell>
          <table:table-cell calcext:value-type="string" office:value-type="string" table:style-name="ce100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9.999cm" fo:page-height="35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00.00.00</text:date>, <text:time style:data-style-name="N2" text:time-value="15:02:56.393289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0T07:31:40.482741419</meta:creation-date>
    <dc:date>2020-07-26T15:03:38.483123977</dc:date>
    <meta:editing-duration>PT10H33M1S</meta:editing-duration>
    <meta:editing-cycles>35</meta:editing-cycles>
    <meta:generator>LibreOffice/6.3.5.2$Linux_X86_64 LibreOffice_project/30$Build-2</meta:generator>
    <meta:document-statistic meta:table-count="1" meta:cell-count="48" meta:object-count="0"/>
  </office:meta>
</office:document-meta>
</file>